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officeooo:rsid="0002f9e1" officeooo:paragraph-rsid="0002f9e1"/>
    </style:style>
    <style:style style:name="P2" style:family="paragraph" style:parent-style-name="Standard">
      <style:text-properties style:font-name="Ubuntu" fo:font-size="14pt" style:font-size-asian="14pt" style:font-size-complex="14pt"/>
    </style:style>
    <style:style style:name="P3" style:family="paragraph" style:parent-style-name="Standard">
      <style:text-properties style:font-name="Ubuntu" fo:font-size="14pt" officeooo:paragraph-rsid="0002f9e1" style:font-size-asian="14pt" style:font-size-complex="14pt"/>
    </style:style>
    <style:style style:name="P4" style:family="paragraph" style:parent-style-name="Standard">
      <style:text-properties style:font-name="Ubuntu" fo:font-size="14pt" officeooo:rsid="0002f9e1" officeooo:paragraph-rsid="0002f9e1" style:font-size-asian="14pt" style:font-size-complex="14pt"/>
    </style:style>
    <style:style style:name="P5" style:family="paragraph" style:parent-style-name="Standard">
      <style:text-properties style:font-name="Ubuntu" fo:font-size="14pt" officeooo:rsid="0004c7a8" officeooo:paragraph-rsid="0004c7a8" style:font-size-asian="14pt" style:font-size-complex="14pt"/>
    </style:style>
    <style:style style:name="P6" style:family="paragraph" style:parent-style-name="Standard">
      <style:text-properties style:font-name="Ubuntu" fo:font-size="14pt" officeooo:rsid="0005eda9" officeooo:paragraph-rsid="0005eda9" style:font-size-asian="14pt" style:font-size-complex="14pt"/>
    </style:style>
    <style:style style:name="P7" style:family="paragraph" style:parent-style-name="Standard">
      <style:text-properties style:font-name="Ubuntu" fo:font-size="14pt" officeooo:rsid="000897f1" officeooo:paragraph-rsid="000897f1" style:font-size-asian="14pt" style:font-size-complex="14pt"/>
    </style:style>
    <style:style style:name="P8" style:family="paragraph" style:parent-style-name="Standard">
      <style:text-properties officeooo:paragraph-rsid="0005eda9"/>
    </style:style>
    <style:style style:name="P9" style:family="paragraph" style:parent-style-name="Standard">
      <style:text-properties officeooo:paragraph-rsid="000897f1"/>
    </style:style>
    <style:style style:name="P10" style:family="paragraph" style:parent-style-name="Text_20_body" style:list-style-name="L1"/>
    <style:style style:name="P11" style:family="paragraph" style:parent-style-name="Text_20_body">
      <style:text-properties style:font-name="Ubuntu" fo:font-size="14pt" style:font-size-asian="14pt" style:font-size-complex="14pt"/>
    </style:style>
    <style:style style:name="T1" style:family="text">
      <style:text-properties style:text-position="super 58%"/>
    </style:style>
    <style:style style:name="T2" style:family="text">
      <style:text-properties style:font-name="Ubuntu"/>
    </style:style>
    <style:style style:name="T3" style:family="text">
      <style:text-properties style:font-name="Ubuntu" fo:font-size="14pt" style:font-size-asian="14pt" style:font-size-complex="14pt"/>
    </style:style>
    <style:style style:name="T4" style:family="text">
      <style:text-properties style:font-name="Ubuntu" fo:font-size="14pt" officeooo:rsid="0005eda9" style:font-size-asian="14pt" style:font-size-complex="14pt"/>
    </style:style>
    <style:style style:name="T5" style:family="text">
      <style:text-properties style:font-name="Ubuntu" fo:font-size="14pt" officeooo:rsid="000897f1" style:font-size-asian="14pt" style:font-size-complex="14pt"/>
    </style:style>
    <style:style style:name="T6" style:family="text">
      <style:text-properties officeooo:rsid="000736e8"/>
    </style:style>
    <style:style style:name="T7" style:family="text">
      <style:text-properties fo:font-size="14pt" style:font-size-asian="14pt" style:font-size-complex="14pt"/>
    </style:style>
    <style:style style:name="T8" style:family="text">
      <style:text-properties fo:font-size="14pt" officeooo:rsid="000736e8"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736e8" style:font-size-asian="14pt" style:font-weight-asian="bold" style:font-size-complex="14pt" style:font-weight-complex="bold"/>
    </style:style>
    <style:style style:name="T11" style:family="text">
      <style:text-properties officeooo:rsid="0002f9e1"/>
    </style:style>
    <style:style style:name="T12" style:family="text">
      <style:text-properties fo:font-weight="bold" officeooo:rsid="000736e8"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130"/><text:span text:style-name="T6">D1_Nihar_84066</text:span></text:p>
      <text:p text:style-name="Standard"><text:s text:c="54"/><text:span text:style-name="T9"><text:s/></text:span><text:span text:style-name="T10">ASSIGNMENT 2</text:span></text:p>
      <text:p text:style-name="Standard"/>
      <text:p text:style-name="P2">1) Which field of the Customers table is the primary key?</text:p>
      <text:p text:style-name="P3"><text:span text:style-name="T11">Ans- the attribute of the table which can uniquely identify the table is termed as primary key. In customers table CNUM column is unique. Therefore it can be designated as primary key.</text:span></text:p>
      <text:p text:style-name="P4"/>
      <text:p text:style-name="P4">2) What is the 4th column of the Customers table?</text:p>
      <text:p text:style-name="P4"><text:s/>Ans- <text:s/>RATING column is 4<text:span text:style-name="T1">th</text:span> column of customers table.</text:p>
      <text:p text:style-name="P4"/>
      <text:p text:style-name="P4">3) What is another word for row? For column?</text:p>
      <text:p text:style-name="P5">Ans- Another name for row is TUPPLE. </text:p>
      <text:p text:style-name="P5">Another name for column is ATTRIBUTES.</text:p>
      <text:p text:style-name="P5"/>
      <text:p text:style-name="P5">4) Why isn’t it possible to see the first five rows of a table?</text:p>
      <text:p text:style-name="P6">Ans- SQL tables represent unordered sets. So there is no such first five rows or last row. Its coloumn which explicitly defines the ordering.</text:p>
      <text:p text:style-name="P6"/>
      <text:p text:style-name="P6"><text:s text:c="43"/><text:span text:style-name="T12">ASSIGNMENT 3</text:span></text:p>
      <text:p text:style-name="P6"/>
      <text:p text:style-name="P6">1) Does ANSI recognize the data type DATE?</text:p>
      <text:p text:style-name="P6"/>
      <text:p text:style-name="P8"><text:span text:style-name="T4">Ans- <text:s/></text:span><text:span text:style-name="T3">Yes, ANSI SQL standards recognize the </text:span><text:span text:style-name="Source_20_Text"><text:span text:style-name="T3">DATE</text:span></text:span><text:span text:style-name="T3"> data type. The </text:span><text:span text:style-name="Source_20_Text"><text:span text:style-name="T3">DATE</text:span></text:span><text:span text:style-name="T3"> data type is used to store dates without any time components (e.g., year, month, day). It's a fundamental part of SQL standards and is widely supported across different database management systems (DBMS) such as MySQL, PostgreSQL, Oracle, SQL Server, etc.</text:span></text:p>
      <text:p text:style-name="Text_20_body"><text:span text:style-name="T3">When </text:span><text:span text:style-name="T5">we </text:span><text:span text:style-name="T3">define a column with the </text:span><text:span text:style-name="Source_20_Text"><text:span text:style-name="T3">DATE</text:span></text:span><text:span text:style-name="T3"> data type in SQL, it allows you to store dates in a standardized format and enables you to perform various date-related operations such as comparisons, arithmetic operations, and date formatting.</text:span></text:p>
      <text:p text:style-name="P7">2) Which subdivision of SQL is used to insert values in tables?</text:p>
      <text:p text:style-name="P7"/>
      <text:p text:style-name="P9"><text:span text:style-name="T5">Ans- <text:s/></text:span><text:span text:style-name="T3">The subdivision of SQL used to insert values into tables is known as the Data Manipulation Language (DML).</text:span></text:p>
      <text:p text:style-name="P11">SQL is typically divided into several sublanguages based on the types of operations they perform. These include:</text:p>
      <text:list xml:id="list821591719" text:style-name="L1">
        <text:list-item>
          <text:p text:style-name="P10"><text:span text:style-name="T3">Data Definition Language (DDL): Used for defining and modifying the structure of database objects such as tables, indexes, and constraints. Examples of DDL statements include </text:span><text:span text:style-name="Source_20_Text"><text:span text:style-name="T3">CREATE TABLE</text:span></text:span><text:span text:style-name="T3">, </text:span><text:span text:style-name="Source_20_Text"><text:span text:style-name="T3">ALTER TABLE</text:span></text:span><text:span text:style-name="T3">, and </text:span><text:span text:style-name="Source_20_Text"><text:span text:style-name="T3">DROP TABLE</text:span></text:span><text:span text:style-name="T3">.</text:span></text:p>
        </text:list-item>
        <text:list-item>
          <text:p text:style-name="P10"><text:soft-page-break/><text:span text:style-name="T3">Data Manipulation Language (DML): Used for manipulating data within the database. This includes operations such as inserting, updating, deleting, and querying data. Examples of DML statements include </text:span><text:span text:style-name="Source_20_Text"><text:span text:style-name="T3">INSERT</text:span></text:span><text:span text:style-name="T3">, </text:span><text:span text:style-name="Source_20_Text"><text:span text:style-name="T3">UPDATE</text:span></text:span><text:span text:style-name="T3">, </text:span><text:span text:style-name="Source_20_Text"><text:span text:style-name="T3">DELETE</text:span></text:span><text:span text:style-name="T3">, and </text:span><text:span text:style-name="Source_20_Text"><text:span text:style-name="T3">SELECT</text:span></text:span><text:span text:style-name="T3">.</text:span></text:p>
        </text:list-item>
      </text:list>
      <text:p text:style-name="P7"/>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5:38:05.481929517</meta:creation-date>
    <dc:date>2024-03-24T17:30:21.165954681</dc:date>
    <meta:editing-duration>PT1H26M14S</meta:editing-duration>
    <meta:editing-cycles>2</meta:editing-cycles>
    <meta:generator>LibreOffice/7.3.7.2$Linux_X86_64 LibreOffice_project/30$Build-2</meta:generator>
    <meta:document-statistic meta:table-count="0" meta:image-count="0" meta:object-count="0" meta:page-count="2" meta:paragraph-count="20" meta:word-count="339" meta:character-count="2275" meta:non-whitespace-character-count="1725"/>
  </office:meta>
</office:document-meta>
</file>